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list-style-name="LFO8" style:family="paragraph"/>
    <style:style style:name="P15" style:parent-style-name="Normal" style:list-style-name="LFO8" style:family="paragraph"/>
    <style:style style:name="P16" style:parent-style-name="Normal" style:list-style-name="LFO8" style:family="paragraph"/>
    <style:style style:name="P17" style:parent-style-name="Normal" style:list-style-name="LFO8" style:family="paragraph"/>
  </office:automatic-styles>
  <office:body>
    <office:text text:use-soft-page-breaks="true">
      <text:p text:style-name="P1">Assessment Feedback<text:s/></text:p>
      <text:p text:style-name="P2">Consistency and Documentation</text:p>
      <text:p text:style-name="Normal">The<text:s/>main<text:s/>key areas identified for improvement was maintaining consistent documentation across labs.<text:s/>This means each workshop should have:</text:p>
      <text:list text:style-name="LFO1" text:continue-numbering="true">
        <text:list-item>
          <text:p text:style-name="P3">Technical overview of the task</text:p>
        </text:list-item>
        <text:list-item>
          <text:p text:style-name="P4">Step-by-step execution<text:s/>with<text:s/>outputs</text:p>
        </text:list-item>
        <text:list-item>
          <text:p text:style-name="P5">Security<text:s/>interpretation and analysis</text:p>
        </text:list-item>
        <text:list-item>
          <text:p text:style-name="P6">Reflections and implications for real-world scenarios</text:p>
        </text:list-item>
      </text:list>
      <text:p text:style-name="Normal">This is the foundation for achieving higher marks and proving my understanding.<text:s/>This is why ill be going back to add structure to all my work, including a readme overview and reflections</text:p>
      <text:p text:style-name="P7">Technical Depth, Limitations &amp; Real-World Implications</text:p>
      <text:p text:style-name="Normal">Going technically in depth to discuss real world implications and practical limitations would allow me to deepen my<text:s/>knowledge and prove my understanding.</text:p>
      <text:p text:style-name="P8">Comparisons and breakdowns</text:p>
      <text:p text:style-name="Normal">Tools behaved differently under altered configurations, with different limitations and performance<text:s/>between the each of them. <text:s/>Further expanding on these concepts<text:s/>would<text:s/>highlight<text:s/>my understanding further.</text:p>
      <text:p text:style-name="P9">Real-Life Relevance</text:p>
      <text:p text:style-name="Normal">For each lab, reflecting<text:s/>on how the techniques map to real-world systems<text:s/>will<text:s/>contextualise them<text:s/>within professional cybersecurity practices.</text:p>
      <text:p text:style-name="P10">Reflections, outcomes learned and challenges faced</text:p>
      <text:p text:style-name="Normal">Documenting<text:s/>reflections<text:s/>is another very<text:s/>important<text:s/>part of this portfolio, discussing what<text:s/>I’ve<text:s/>learned, outcomes of<text:s/>the workshop and<text:s/>the challenges I encountered demonstrates<text:s/>my development more clearly.<text:s/>Here<text:s/>I<text:s/>can<text:s/>show<text:s/>my<text:s/>resilience<text:s/>and analytical approach to problem<text:s/>solving.</text:p>
      <text:p text:style-name="P11">Exploration<text:s/>and use of<text:s/>Alternative Solutions</text:p>
      <text:p text:style-name="Normal">In addition to completing the core lab requirements,<text:s/>experimenting with code, coming up with new solutions and expanding on the existing workshop would greatly boost my portfolio.<text:s/>This experimentation reinforcing<text:s/>core concepts and demonstrating<text:s/>a proactive approach aligned with the higher rubric levels.</text:p>
      <text:p text:style-name="P12">Use of Evidence:</text:p>
      <text:p text:style-name="Normal">Remember to link back to output logs, documentation and provided useful resources to strengthen the credibility and technical validity of the portfolio.<text:s/></text:p>
      <text:p text:style-name="P13">Summary of Learning and Progression</text:p>
      <text:p text:style-name="Normal">Overall,<text:s/>my focus when<text:s/>refining my portfolio<text:s/>will be:</text:p>
      <text:list text:style-name="LFO8" text:continue-numbering="true">
        <text:list-item>
          <text:p text:style-name="P14">Clear and consistent structure</text:p>
        </text:list-item>
        <text:list-item>
          <text:p text:style-name="P15">Technical accuracy<text:s/>and professional documentation</text:p>
        </text:list-item>
        <text:list-item>
          <text:p text:style-name="P16">Reflective of real-world security implications</text:p>
        </text:list-item>
        <text:list-item>
          <text:p text:style-name="P17">Demonstrative growth, curiosity, and technical problem-solving</text:p>
        </text:list-item>
      </text:list>
      <text:p text:style-name="Normal">This should allow me to meet<text:s/>the higher level<text:s/>standards of the rubric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eremi Kiermasz</meta:initial-creator>
    <dc:creator>Jeremi Kiermasz</dc:creator>
    <meta:creation-date>2025-12-10T06:46:00Z</meta:creation-date>
    <dc:date>2025-12-10T11:20:00Z</dc:date>
    <meta:template xlink:href="Normal.dotm" xlink:type="simple"/>
    <meta:editing-cycles>5</meta:editing-cycles>
    <meta:editing-duration>PT1980S</meta:editing-duration>
    <meta:document-statistic meta:page-count="2" meta:paragraph-count="4" meta:word-count="349" meta:character-count="2335" meta:row-count="16" meta:non-whitespace-character-count="1990"/>
  </office:meta>
</office:document-meta>
</file>